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RUsersRepository.addUser( String username , String passwor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JCRUsersRepository.lis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CRUsersRepository.test( String username , String passwor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CRUsersRepository.addUser( 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UsersRepository.updateUser( final User us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CRUsersRepository.containsCaseInsensitiv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UsersRepository.JCRUsersRepository( Repository reposi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RUsersRepository.getUserByName( String user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CRUsersRepository.JCRUsers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RUsersRepository.JCRUsersRepository( Repository repository , Credentials credentials , String workspace , String path ,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UsersRepository.getReal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UsersRepository.contains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CRUsersRepository.countUs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CRUsersRepository.addUser( String name , Object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CRUsersRepository.removeUser( String user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CRUsersRepository.getUserByNameCaseInsensitiv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